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ThemeSource.getParentThem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ThemeSource.setParentThemeSource( @ Nullable ThemeSource parentThem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ThemeSource.getTheme( String them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